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treinta</text:span></text:span><text:span text:style-name="Fuente_20_de_20_párrafo_20_predeter."><text:span text:style-name="T14"> </text:span></text:span><text:span text:style-name="Fuente_20_de_20_párrafo_20_predeter."><text:span text:style-name="T16">(30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Juli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SERGIO GONZALO ZABALETA MOR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626983</text:span></text:span><text:span text:style-name="Fuente_20_de_20_párrafo_20_predeter."><text:span text:style-name="T4">,actuando en su carácter de </text:span></text:span><text:span text:style-name="Fuente_20_de_20_párrafo_20_predeter."><text:span text:style-name="T3">JEFE DE LA DIVISIÓN DE TELEMATICA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treinta </text:span></text:span><text:span text:style-name="Fuente_20_de_20_párrafo_20_predeter."><text:span text:style-name="T20">(30)</text:span></text:span><text:span text:style-name="Fuente_20_de_20_párrafo_20_predeter."><text:span text:style-name="T8"> del mes de </text:span></text:span><text:span text:style-name="Fuente_20_de_20_párrafo_20_predeter."><text:span text:style-name="T21">Juli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EQUIPOS DE TELECOMUNICACIONES-CAMARA WEB HD 1080P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4.0000</text:p>
          </table:table-cell>
          <table:table-cell table:style-name="Tabla2.A1" office:value-type="string">
            <text:p text:style-name="P17">EQUIPOS DE TELECOMUNICACIONES-CAMARA WEB HD 5001 CON MICROFONO</text:p>
            <text:p text:style-name="P17">Observación: </text:p>
          </table:table-cell>
          <table:table-cell table:style-name="Tabla2.C1" office:value-type="string">
            <text:p text:style-name="P19">4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VILLA ELECTRONICS STORE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treinta</text:span></text:span><text:span text:style-name="T9"> de </text:span><text:span text:style-name="Fuente_20_de_20_párrafo_20_predeter."><text:span text:style-name="T22">Juli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SERGIO GONZALO ZABALETA MORA</text:p>
            <text:p text:style-name="P12">JEFE DE LA DIVISIÓN DE TELEMATICA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